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jari Bold" svg:font-family="'Manjari Bold'" style:font-pitch="variable"/>
    <style:font-face style:name="Manjari Bold1" svg:font-family="'Manjari Bold'" style:font-adornments="Bold"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anjari Bold" fo:font-size="16pt" officeooo:rsid="000483a0" officeooo:paragraph-rsid="000483a0" style:font-size-asian="14pt" style:font-size-complex="16pt"/>
    </style:style>
    <style:style style:name="P2" style:family="paragraph" style:parent-style-name="Standard">
      <style:paragraph-properties fo:text-align="center" style:justify-single-word="false"/>
      <style:text-properties style:font-name="Manjari Bold" fo:font-size="18pt" officeooo:rsid="0003fda2" officeooo:paragraph-rsid="000483a0" style:font-size-asian="15.75pt" style:font-size-complex="18pt"/>
    </style:style>
    <style:style style:name="P3" style:family="paragraph" style:parent-style-name="Standard">
      <style:paragraph-properties fo:text-align="center" style:justify-single-word="false"/>
      <style:text-properties style:font-name="Manjari Bold" fo:font-size="18pt" officeooo:rsid="000553a3" officeooo:paragraph-rsid="000483a0" style:font-size-asian="15.75pt" style:font-size-complex="18pt"/>
    </style:style>
    <style:style style:name="P4" style:family="paragraph" style:parent-style-name="Standard">
      <style:paragraph-properties fo:text-align="start" style:justify-single-word="false"/>
      <style:text-properties style:font-name="Manjari Bold" fo:font-size="18pt" officeooo:rsid="000553a3" officeooo:paragraph-rsid="000483a0" style:font-size-asian="15.75pt" style:font-size-complex="18pt"/>
    </style:style>
    <style:style style:name="P5" style:family="paragraph" style:parent-style-name="Standard">
      <style:paragraph-properties fo:text-align="start" style:justify-single-word="false"/>
      <style:text-properties style:font-name="Ubuntu" fo:font-size="14pt" officeooo:rsid="000778d2" officeooo:paragraph-rsid="000483a0" style:font-size-asian="12.25pt" style:font-size-complex="14pt"/>
    </style:style>
    <style:style style:name="P6" style:family="paragraph" style:parent-style-name="Standard">
      <style:paragraph-properties fo:text-align="start" style:justify-single-word="false"/>
      <style:text-properties style:font-name="Ubuntu" fo:font-size="14pt" officeooo:rsid="000553a3" officeooo:paragraph-rsid="000483a0" style:font-size-asian="12.25pt" style:font-size-complex="14pt"/>
    </style:style>
    <style:style style:name="P7" style:family="paragraph" style:parent-style-name="Standard">
      <style:paragraph-properties fo:text-align="start" style:justify-single-word="false"/>
      <style:text-properties style:font-name="Ubuntu" fo:font-size="14pt" officeooo:rsid="0005ab1d" officeooo:paragraph-rsid="000483a0" style:font-size-asian="12.25pt" style:font-size-complex="14pt"/>
    </style:style>
    <style:style style:name="P8" style:family="paragraph" style:parent-style-name="Standard">
      <style:paragraph-properties fo:text-align="start" style:justify-single-word="false"/>
      <style:text-properties style:font-name="Manjari Bold1" fo:font-size="16pt" officeooo:rsid="000553a3" officeooo:paragraph-rsid="000483a0" style:font-size-asian="14pt" style:font-size-complex="16pt"/>
    </style:style>
    <style:style style:name="P9" style:family="paragraph" style:parent-style-name="Standard">
      <style:paragraph-properties fo:text-align="start" style:justify-single-word="false"/>
      <style:text-properties style:font-name="Manjari Bold1" fo:font-size="16pt" officeooo:rsid="000778d2" officeooo:paragraph-rsid="000483a0" style:font-size-asian="14pt" style:font-size-complex="16pt"/>
    </style:style>
    <style:style style:name="P10" style:family="paragraph" style:parent-style-name="Standard">
      <style:paragraph-properties fo:text-align="start" style:justify-single-word="false"/>
      <style:text-properties style:font-name="Manjari Bold1" fo:font-size="16pt" officeooo:rsid="0005ab1d" officeooo:paragraph-rsid="000483a0" style:font-size-asian="14pt" style:font-size-complex="16pt"/>
    </style:style>
    <style:style style:name="P11" style:family="paragraph" style:parent-style-name="Standard">
      <style:paragraph-properties fo:text-align="start" style:justify-single-word="false"/>
      <style:text-properties style:font-name="Manjari Bold1" fo:font-size="16pt" officeooo:rsid="000692ae" officeooo:paragraph-rsid="000483a0" style:font-size-asian="14pt" style:font-size-complex="16pt"/>
    </style:style>
    <style:style style:name="P12" style:family="paragraph" style:parent-style-name="Standard">
      <style:paragraph-properties fo:text-align="start" style:justify-single-word="false"/>
      <style:text-properties style:font-name="Ubuntu" fo:font-size="14pt" officeooo:rsid="0005ab1d" officeooo:paragraph-rsid="000483a0" style:font-size-asian="12.25pt" style:font-size-complex="14pt"/>
    </style:style>
    <style:style style:name="P13" style:family="paragraph" style:parent-style-name="Standard">
      <style:paragraph-properties fo:text-align="start" style:justify-single-word="false"/>
      <style:text-properties style:font-name="Ubuntu" fo:font-size="14pt" officeooo:rsid="0005f007" officeooo:paragraph-rsid="0005f007" style:font-size-asian="12.25pt" style:font-size-complex="14pt"/>
    </style:style>
    <style:style style:name="P14" style:family="paragraph" style:parent-style-name="Standard">
      <style:paragraph-properties fo:text-align="start" style:justify-single-word="false"/>
      <style:text-properties style:font-name="Ubuntu" fo:font-size="14pt" officeooo:rsid="000778d2" officeooo:paragraph-rsid="000483a0" style:font-size-asian="12.25pt" style:font-size-complex="14pt"/>
    </style:style>
    <style:style style:name="P15" style:family="paragraph" style:parent-style-name="Standard">
      <style:paragraph-properties fo:text-align="start" style:justify-single-word="false"/>
      <style:text-properties style:font-name="Ubuntu" fo:font-size="14pt" officeooo:rsid="0006b5c5" officeooo:paragraph-rsid="0006b5c5" style:font-size-asian="12.25pt" style:font-size-complex="14pt"/>
    </style:style>
    <style:style style:name="P16" style:family="paragraph" style:parent-style-name="Standard">
      <style:paragraph-properties fo:text-align="start" style:justify-single-word="false"/>
      <style:text-properties style:font-name="Manjari Bold1" fo:font-size="16pt" officeooo:rsid="000be100" officeooo:paragraph-rsid="000483a0" style:font-size-asian="14pt" style:font-size-complex="16pt"/>
    </style:style>
    <style:style style:name="T1" style:family="text">
      <style:text-properties style:font-name="Ubuntu" fo:font-size="14pt" style:font-size-asian="12.25pt" style:font-size-complex="14pt"/>
    </style:style>
    <style:style style:name="T2" style:family="text">
      <style:text-properties style:font-name="Ubuntu" fo:font-size="14pt" officeooo:rsid="0009b614" style:font-size-asian="12.25pt" style:font-size-complex="14pt"/>
    </style:style>
    <style:style style:name="T3" style:family="text">
      <style:text-properties style:font-name="Ubuntu" fo:font-size="14pt" officeooo:rsid="0005ab1d" style:font-size-asian="12.25pt" style:font-size-complex="14pt"/>
    </style:style>
    <style:style style:name="T4" style:family="text">
      <style:text-properties style:font-name="Ubuntu" fo:font-size="14pt" officeooo:rsid="000692ae" style:font-size-asian="12.25pt" style:font-size-complex="14pt"/>
    </style:style>
    <style:style style:name="T5" style:family="text">
      <style:text-properties style:font-name="Ubuntu" fo:font-size="14pt" officeooo:rsid="000778d2" style:font-size-asian="12.25pt" style:font-size-complex="14pt"/>
    </style:style>
    <style:style style:name="T6" style:family="text">
      <style:text-properties style:font-name="Ubuntu" fo:font-size="14pt" officeooo:rsid="000cef13" style:font-size-asian="12.25pt" style:font-size-complex="14pt"/>
    </style:style>
    <style:style style:name="T7" style:family="text">
      <style:text-properties style:font-name="Ubuntu" fo:font-size="14pt" officeooo:rsid="0005891f" style:font-size-asian="12.25pt" style:font-size-complex="14pt"/>
    </style:style>
    <style:style style:name="T8" style:family="text">
      <style:text-properties style:font-name="Ubuntu" fo:font-size="14pt" officeooo:rsid="0005f007" style:font-size-asian="12.25pt" style:font-size-complex="14pt"/>
    </style:style>
    <style:style style:name="T9" style:family="text">
      <style:text-properties style:font-name="Ubuntu" fo:font-size="14pt" officeooo:rsid="00077330" style:font-size-asian="12.25pt" style:font-size-complex="14pt"/>
    </style:style>
    <style:style style:name="T10" style:family="text">
      <style:text-properties style:font-name="Ubuntu" fo:font-size="14pt" officeooo:rsid="0007aad8" style:font-size-asian="12.25pt" style:font-size-complex="14pt"/>
    </style:style>
    <style:style style:name="T11" style:family="text">
      <style:text-properties officeooo:rsid="00058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LSID Lab Assignment – <text:span text:style-name="T11">2</text:span></text:p>
      <text:p text:style-name="P3">Avinash Prabhu</text:p>
      <text:p text:style-name="P3">(2018102027)</text:p>
      <text:p text:style-name="P4"/>
      <text:p text:style-name="P8">Aim And Objective : <text:span text:style-name="T1"><text:s/>To </text:span><text:span text:style-name="T7">design ASIC by writing the codes in xilinx followed by implementaion using the various tools in cadence and performing the full FPGA flow using digilent adept for mux , demux , decoder and priority encoder.</text:span></text:p>
      <text:p text:style-name="P6"/>
      <text:p text:style-name="P9">Introduction : <text:span text:style-name="T2">We have to get the RTL schematics , timing diagrams , Area taken by the circuit and the power consumed by using Xilinx , Cadence , Genus and Innovus . </text:span><text:span text:style-name="T8">Then we generate the UCF files which we then use to generate the bit files which we then burn on to the FPGA board.</text:span></text:p>
      <text:p text:style-name="P8"/>
      <text:p text:style-name="P8">Procedure : </text:p>
      <text:p text:style-name="P8"><text:span text:style-name="T1">In this assignment , we begin with writing basic verilog codes for </text:span><text:span text:style-name="T8">mux,demux,decoder and priority encoder</text:span><text:span text:style-name="T1"> , from this , we generate the RTL schematics . We then write the code for the corresponding test benches to </text:span><text:span text:style-name="T3">simulate the codes written and </text:span><text:span text:style-name="T1">generate the timing diagrams . I have included the RTL schematics and Timing diagrams from </text:span><text:span text:style-name="T3">Xilinx</text:span><text:span text:style-name="T1"> in my folders .</text:span></text:p>
      <text:p text:style-name="P6"><text:s/>Then we open cadence and generate snapshots in order to generate waveforms . I have also included the corresponding timing diagrams in my folders . </text:p>
      <text:p text:style-name="P8"><text:span text:style-name="T1">We then edit the rc_script file in order to run genus for that specific code . After that we run genus . In genus we take screenshots of the timing diagrams . Running genus also generates various files such as the area , power , timing report and netlists . We then save these files and I have included all </text:span><text:span text:style-name="T3">these files in my folders . </text:span></text:p>
      <text:p text:style-name="P7">We then run innovus . From innovus we get the stick diagram . We also get the file we send to the fabrication station . We also generate the area , power and timing diagrams which I have included in my folders.</text:p>
      <text:p text:style-name="P13">We then create the UCF files in which we specify the input and output pins . Then we generate the bit files which we use to burn onto the FPGA board using Digilent Adept.</text:p>
      <text:p text:style-name="P7"/>
      <text:p text:style-name="P10">Results And Discussion : <text:span text:style-name="T4"><text:s/></text:span><text:span text:style-name="T9">I have observed that you can either decrease the area or the power but not both simultaneously . Innovus also optimizes our design which is evident in the report I have uploaded . I also learnt the usage of modules in xilinx and how the heirarchy helps in simplifying the codes we write.</text:span></text:p>
      <text:p text:style-name="P16"/>
      <text:p text:style-name="P11"/>
      <text:p text:style-name="P11"><text:soft-page-break/>Conclusion : <text:span text:style-name="T1">I realized that these softwares are going to be very helpful in our careers as they help in impl</text:span><text:span text:style-name="T5">ementing our circuit designs without actualy spending the money on PCBs <text:s/>thus helping us to save a lot of money . These tools also help us in optimizing our circuit design thus helping us to reduce area and power wastage . </text:span><text:span text:style-name="T10">I have also realized that we can use Xilinx in helping us burn our code into real life circuit boards by generating the ucf files which in turn generate the bit files.</text:span></text:p>
      <text:p text:style-name="P5"/>
      <text:p text:style-name="P9">References : <text:s/><text:span text:style-name="T1">1 . Various website</text:span><text:span text:style-name="T6">s</text:span><text:span text:style-name="T1"> on google which helped me with various problems i encountered during the course of the project.</text:span></text:p>
      <text:p text:style-name="P5">2. The videos that Mayank sir uploaded on moodle.</text:p>
      <text:p text:style-name="P15">3. The videos that Kunal sir uploaded on mood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njari Bold" svg:font-family="'Manjari Bold'" style:font-pitch="variable"/>
    <style:font-face style:name="Manjari Bold1" svg:font-family="'Manjari Bold'" style:font-adornments="Bold"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13:54.706459134</meta:creation-date>
    <dc:date>2019-09-15T21:28:26.866936560</dc:date>
    <meta:editing-duration>PT14M9S</meta:editing-duration>
    <meta:editing-cycles>6</meta:editing-cycles>
    <meta:generator>LibreOffice/6.0.7.3$Linux_X86_64 LibreOffice_project/00m0$Build-3</meta:generator>
    <meta:document-statistic meta:table-count="0" meta:image-count="0" meta:object-count="0" meta:page-count="2" meta:paragraph-count="16" meta:word-count="524" meta:character-count="2834" meta:non-whitespace-character-count="2317"/>
  </office:meta>
</office:document-meta>
</file>